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fill="solid" draw:fill-color="#ccff99" draw:textarea-vertical-align="middle"/>
    </style:style>
    <style:style style:name="gr3" style:family="graphic" style:parent-style-name="standard">
      <style:graphic-properties draw:fill="solid" draw:fill-color="#ff8080" draw:textarea-vertical-align="middle"/>
    </style:style>
    <style:style style:name="gr4" style:family="graphic" style:parent-style-name="standard">
      <style:graphic-properties draw:fill="solid" draw:fill-color="#6666ff" draw:textarea-vertical-align="middle"/>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fill="solid" draw:fill-color="#ff66cc"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standard">
      <style:graphic-properties draw:stroke="none" draw:fill="none" fo:min-height="0.853cm"/>
    </style:style>
    <style:style style:name="P1"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7.239cm" svg:height="3.429cm" svg:x="9.356cm" svg:y="3.54cm">
          <text:p/>
        </draw:rect>
        <draw:rect draw:style-name="gr1" draw:text-style-name="P1" draw:layer="layout" svg:width="7.239cm" svg:height="13.462cm" svg:x="9.483cm" svg:y="11.541cm">
          <text:p/>
        </draw:rect>
        <draw:rect draw:style-name="gr2" draw:text-style-name="P1" draw:layer="layout" svg:width="7.239cm" svg:height="4.826cm" svg:x="9.483cm" svg:y="11.541cm">
          <text:p text:style-name="P1">Bootloader Code</text:p>
        </draw:rect>
        <draw:rect draw:style-name="gr3" draw:text-style-name="P1" xml:id="id3" draw:id="id3" draw:layer="layout" svg:width="7.239cm" svg:height="1.016cm" svg:x="9.483cm" svg:y="16.367cm">
          <text:p text:style-name="P1">Reset Vector (16 bytes)</text:p>
        </draw:rect>
        <draw:rect draw:style-name="gr3" draw:text-style-name="P1" xml:id="id1" draw:id="id1" draw:layer="layout" svg:width="5.715cm" svg:height="1.016cm" svg:x="10.88cm" svg:y="5.953cm">
          <text:p text:style-name="P1">BootResetVector</text:p>
        </draw:rect>
        <draw:rect draw:style-name="gr4" draw:text-style-name="P1" xml:id="id2" draw:id="id2" draw:layer="layout" svg:width="5.588cm" svg:height="1.016cm" svg:x="11.134cm" svg:y="15.351cm">
          <text:p text:style-name="P1">__BootStartup</text:p>
        </draw:rect>
        <draw:custom-shape draw:style-name="gr5" draw:text-style-name="P1" draw:layer="layout" svg:width="6.96cm" svg:height="1.651cm" draw:transform="skewX (0.0188495559215352) rotate (0.0185004900711364) translate (2.498cm 15.655cm)">
          <text:p text:style-name="P1"><text:span text:style-name="T1">BOOTLOADER_START</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5" draw:text-style-name="P1" draw:layer="layout" svg:width="6.96cm" svg:height="1.651cm" draw:transform="skewX (0.0188495559215352) rotate (0.0185004900711364) translate (2.498cm 24.243cm)">
          <text:p text:style-name="P1"><text:span text:style-name="T1">Flash Start</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5" draw:text-style-name="P1" draw:layer="layout" svg:width="6.96cm" svg:height="1.651cm" draw:transform="skewX (0.0188495559215352) rotate (0.0185004900711364) translate (2.397cm 6.209cm)">
          <text:p text:style-name="P1"><text:span text:style-name="T1">Boot Flash Start</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rect draw:style-name="gr6" draw:text-style-name="P1" xml:id="id4" draw:id="id4" draw:layer="layout" svg:width="7.239cm" svg:height="4.318cm" svg:x="9.483cm" svg:y="20.812cm">
          <text:p text:style-name="P1">Application Code</text:p>
        </draw:rect>
        <draw:connector draw:style-name="gr7" draw:text-style-name="P1" draw:layer="layout" draw:type="curve" draw:line-skew="2.291cm" svg:x1="16.595cm" svg:y1="6.461cm" svg:x2="16.722cm" svg:y2="15.859cm" draw:start-shape="id1" draw:start-glue-point="1" draw:end-shape="id2" draw:end-glue-point="1" svg:d="M16595 6461c4378 0 4315 9398 127 9398">
          <text:p/>
        </draw:connector>
        <draw:connector draw:style-name="gr7" draw:text-style-name="P1" draw:layer="layout" draw:type="curve" draw:line-skew="2.577cm" svg:x1="16.722cm" svg:y1="16.875cm" svg:x2="16.722cm" svg:y2="22.971cm" draw:start-shape="id3" draw:start-glue-point="1" draw:end-shape="id4" svg:d="M16722 16875c4617 0 4617 6096 0 6096">
          <text:p/>
        </draw:connector>
        <draw:g xml:id="id5" draw:id="id5">
          <draw:custom-shape draw:style-name="gr8" draw:text-style-name="P1" draw:layer="layout" svg:width="11.303cm" svg:height="2.413cm" svg:x="1cm" svg:y="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layer="layout" svg:width="8.939cm" svg:height="1.103cm" svg:x="1.759cm" svg:y="1.556cm">
            <draw:text-box>
              <text:p>﻿procedure BootResetVector();</text:p>
            </draw:text-box>
          </draw:frame>
        </draw:g>
        <draw:connector draw:style-name="gr7" draw:text-style-name="P1" draw:layer="layout" draw:type="curve" svg:x1="6.651cm" svg:y1="3.413cm" svg:x2="13.737cm" svg:y2="5.953cm" draw:start-shape="id5" draw:start-glue-point="2" draw:end-shape="id1" draw:end-glue-point="0" svg:d="M6651 3413c0 1905 7086 635 7086 2540">
          <text:p/>
        </draw:connector>
        <draw:g xml:id="id6" draw:id="id6">
          <draw:custom-shape draw:style-name="gr8" draw:text-style-name="P1" draw:layer="layout" svg:width="11.557cm" svg:height="2.667cm" svg:x="0.492cm" svg:y="18.2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layer="layout" svg:width="7.915cm" svg:height="1.103cm" svg:x="2.229cm" svg:y="18.947cm">
            <draw:text-box>
              <text:p>﻿procedure StartProgram();</text:p>
            </draw:text-box>
          </draw:frame>
        </draw:g>
        <draw:connector draw:style-name="gr7" draw:text-style-name="P1" draw:layer="layout" draw:type="curve" svg:x1="12.049cm" svg:y1="19.605cm" svg:x2="13.102cm" svg:y2="17.383cm" draw:start-shape="id6" draw:start-glue-point="1" draw:end-shape="id3" draw:end-glue-point="2" svg:d="M12049 19605c702 0 1053-740 1053-2222">
          <text:p/>
        </draw:connector>
        <draw:frame draw:style-name="gr9" draw:layer="layout" svg:width="7.915cm" svg:height="2.524cm" svg:x="1.508cm" svg:y="20.066cm">
          <draw:text-box>
            <text:p>﻿Why does this cause the Application Code to ru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im Kueneman</meta:initial-creator>
    <meta:creation-date>2014-08-09T21:36:39</meta:creation-date>
    <dc:date>2014-08-09T22:01:30</dc:date>
    <dc:creator>Jim Kueneman</dc:creator>
    <meta:editing-duration>PT9M41S</meta:editing-duration>
    <meta:editing-cycles>2</meta:editing-cycles>
    <meta:generator>OpenOffice/4.1.0$Unix OpenOffice.org_project/410m18$Build-9764</meta:generator>
    <meta:document-statistic meta:object-count="21"/>
  </office:meta>
</office:document-meta>
</file>